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mbria" style:font-family-asian="Cambria" style:font-family-complex="Cambria" fo:background-color="transparent" fo:color="#161616"/>
    </style:style>
    <style:style style:name="T2" style:family="text">
      <style:text-properties fo:font-size="14.00pt" fo:font-weight="bold" fo:font-family="Cambria" style:font-family-asian="Cambria" style:font-family-complex="Cambria" fo:background-color="transparent" fo:color="#161616"/>
    </style:style>
    <style:style style:name="T3" style:family="text">
      <style:text-properties fo:font-size="14.00pt" fo:font-weight="bold" fo:font-family="Cambria" style:font-family-asian="Cambria" style:font-family-complex="Cambria" fo:background-color="transparent" fo:color="#161616"/>
    </style:style>
    <style:style style:name="T4" style:family="text">
      <style:text-properties fo:font-size="14.00pt" fo:font-weight="bold" fo:font-family="Cambria" style:font-family-asian="Cambria" style:font-family-complex="Cambria" fo:background-color="transparent" fo:color="#161616"/>
    </style:style>
    <style:style style:name="T5" style:family="text">
      <style:text-properties fo:font-size="14.00pt" fo:font-weight="bold" fo:font-family="Cambria" style:font-family-asian="Cambria" style:font-family-complex="Cambria" fo:background-color="transparent" fo:color="#161616"/>
    </style:style>
    <style:style style:name="T6" style:family="text">
      <style:text-properties fo:font-size="14.00pt" fo:font-weight="bold" fo:font-family="Cambria" style:font-family-asian="Cambria" style:font-family-complex="Cambria" fo:background-color="transparent" fo:color="#161616"/>
    </style:style>
    <style:style style:name="T7" style:family="text">
      <style:text-properties fo:font-size="14.00pt" fo:font-weight="bold" fo:font-family="Cambria" style:font-family-asian="Cambria" style:font-family-complex="Cambria" fo:background-color="transparent" fo:color="#161616"/>
    </style:style>
    <style:style style:name="T8" style:family="text">
      <style:text-properties fo:font-size="14.00pt" fo:font-weight="bold" fo:font-family="Cambria" style:font-family-asian="Cambria" style:font-family-complex="Cambria" fo:background-color="transparent" fo:color="#161616"/>
    </style:style>
    <style:style style:name="T9" style:family="text">
      <style:text-properties fo:font-size="14.00pt" fo:font-weight="bold" fo:font-family="Cambria" style:font-family-asian="Cambria" style:font-family-complex="Cambria" fo:background-color="transparent" fo:color="#161616"/>
    </style:style>
    <style:style style:name="T10" style:family="text">
      <style:text-properties fo:font-size="14.00pt" fo:font-weight="bold" fo:font-family="Cambria" style:font-family-asian="Cambria" style:font-family-complex="Cambria" fo:background-color="transparent" fo:color="#161616"/>
    </style:style>
    <style:style style:name="T11" style:family="text">
      <style:text-properties fo:font-size="14.00pt" fo:font-weight="bold" fo:font-family="Cambria" style:font-family-asian="Cambria" style:font-family-complex="Cambria" fo:background-color="transparent" fo:color="#161616"/>
    </style:style>
    <style:style style:name="T12" style:family="text">
      <style:text-properties fo:font-size="14.00pt" fo:font-weight="bold" fo:font-family="Cambria" style:font-family-asian="Cambria" style:font-family-complex="Cambria" fo:background-color="transparent" style:use-window-font-color="true"/>
    </style:style>
    <style:style style:name="T13" style:family="text">
      <style:text-properties fo:font-size="10.00pt" fo:font-weight="bold" fo:font-family="Cambria" style:font-family-asian="Cambria" style:font-family-complex="Cambria" fo:background-color="transparent" style:use-window-font-color="true"/>
    </style:style>
    <style:style style:name="T14" style:family="text">
      <style:text-properties fo:font-size="5.00pt" fo:font-weight="bold" fo:font-family="Cambria" style:font-family-asian="Cambria" style:font-family-complex="Cambri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Cambria" style:font-family-asian="Cambria" style:font-family-complex="Cambria" fo:background-color="transparent" fo:color="#1f282b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bold" fo:font-family="Cambria" style:font-family-asian="Cambria" style:font-family-complex="Cambria" fo:background-color="transparent" style:use-window-font-color="true"/>
    </style:style>
    <style:style style:name="T41" style:family="text">
      <style:text-properties fo:font-size="8.00pt" fo:font-weight="bold" fo:font-family="Cambria" style:font-family-asian="Cambria" style:font-family-complex="Cambria" fo:background-color="transparent" style:use-window-font-color="true"/>
    </style:style>
    <style:style style:name="T42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43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44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45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46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47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48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49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50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51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52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53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54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55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56" style:family="text">
      <style:text-properties fo:font-size="13.50pt" fo:font-weight="normal" fo:font-family="'Arial MT'" style:font-family-asian="'Arial MT'" style:font-family-complex="'Arial MT'" fo:background-color="transparent" fo:color="#161616"/>
    </style:style>
    <style:style style:name="T57" style:family="text">
      <style:text-properties fo:font-size="13.50pt" fo:font-weight="normal" fo:font-family="'Arial MT'" style:font-family-asian="'Arial MT'" style:font-family-complex="'Arial MT'" fo:background-color="transparent" style:use-window-font-color="true"/>
    </style:style>
    <style:style style:name="T58" style:family="text">
      <style:text-properties fo:font-size="13.00pt" fo:font-weight="normal" fo:font-family="'Arial MT'" style:font-family-asian="'Arial MT'" style:font-family-complex="'Arial MT'" fo:background-color="transparent" style:use-window-font-color="true"/>
    </style:style>
    <style:style style:name="T5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7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71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72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73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74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75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76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77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7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7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9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91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92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93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9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9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98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9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9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10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11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12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13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14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15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16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17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18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19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20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21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22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12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4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125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126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127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128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129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130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13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7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7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72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73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74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75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76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77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78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179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1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3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04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05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06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07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08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20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3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3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3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33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34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35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36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37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38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39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40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24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4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7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48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49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50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51" style:family="text">
      <style:text-properties fo:font-size="10.00pt" fo:font-weight="normal" fo:font-family="Consolas" style:font-family-asian="Consolas" style:font-family-complex="Consolas" fo:background-color="#f4f4f4" fo:color="#161616"/>
    </style:style>
    <style:style style:name="T252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25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5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5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5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5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5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5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6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6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6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6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6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6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6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6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6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69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270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271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272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273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274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275" style:family="text">
      <style:text-properties fo:font-size="10.00pt" fo:font-weight="normal" fo:font-family="Consolas" style:font-family-asian="Consolas" style:font-family-complex="Consolas" fo:background-color="transparent" fo:color="#161616"/>
    </style:style>
    <style:style style:name="T27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7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78" style:family="text">
      <style:text-properties fo:font-size="8.50pt" fo:font-weight="normal" fo:font-family="Cambria" style:font-family-asian="Cambria" style:font-family-complex="Cambria" fo:background-color="transparent" style:use-window-font-color="true"/>
    </style:style>
    <style:style style:name="P1" style:family="paragraph">
      <style:paragraph-properties fo:line-height="100.00%" fo:text-align="left" fo:margin-left="91.20pt" fo:text-indent="0.00pt" fo:margin-top="4.05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0.20pt" fo:margin-bottom="0.05pt"/>
    </style:style>
    <style:style style:name="P4" style:family="paragraph">
      <style:paragraph-properties fo:line-height="100.00%" fo:text-align="left" fo:margin-left="14.90pt" fo:text-indent="0.00pt">
        <style:tab-stops>
          <style:tab-stop style:position="203.10pt"/>
          <style:tab-stop style:position="52619.50pt" style:leader-style="dotted"/>
        </style:tab-stops>
      </style:paragraph-properties>
    </style:style>
    <style:style style:name="P5" style:family="paragraph">
      <style:paragraph-properties fo:line-height="100.00%" fo:text-align="left" fo:margin-left="8.40pt" fo:text-indent="0.00pt"/>
    </style:style>
    <style:style style:name="P6" style:family="paragraph">
      <style:paragraph-properties fo:line-height="100.00%" fo:text-align="left" fo:margin-left="14.60pt" fo:text-indent="0.00pt"/>
    </style:style>
    <style:style style:name="P7" style:family="paragraph">
      <style:paragraph-properties fo:line-height="100.00%" fo:text-align="left" fo:margin-left="14.90pt" fo:text-indent="0.00pt">
        <style:tab-stops>
          <style:tab-stop style:position="203.10pt"/>
          <style:tab-stop style:position="52619.50pt" style:leader-style="dotted"/>
        </style:tab-stops>
      </style:paragraph-properties>
    </style:style>
    <style:style style:name="P8" style:family="paragraph">
      <style:paragraph-properties fo:line-height="100.00%" fo:text-align="left" fo:margin-left="14.90pt" fo:text-indent="0.00pt">
        <style:tab-stops>
          <style:tab-stop style:position="203.10pt"/>
          <style:tab-stop style:position="52619.50pt" style:leader-style="dotted"/>
        </style:tab-stops>
      </style:paragraph-properties>
    </style:style>
    <style:style style:name="P9" style:family="paragraph">
      <style:paragraph-properties fo:line-height="100.00%" fo:text-align="left" fo:margin-left="8.40pt" fo:text-indent="0.00pt"/>
    </style:style>
    <style:style style:name="P10" style:family="paragraph">
      <style:paragraph-properties fo:line-height="100.00%" fo:text-align="left" fo:margin-left="11.50pt" fo:text-indent="0.00pt"/>
    </style:style>
    <style:style style:name="P11" style:family="paragraph">
      <style:paragraph-properties fo:line-height="100.00%" fo:text-align="left" fo:margin-left="14.90pt" fo:text-indent="0.00pt">
        <style:tab-stops>
          <style:tab-stop style:position="203.10pt"/>
          <style:tab-stop style:position="52619.50pt" style:leader-style="dotted"/>
        </style:tab-stops>
      </style:paragraph-properties>
    </style:style>
    <style:style style:name="P12" style:family="paragraph">
      <style:paragraph-properties fo:line-height="100.00%" fo:text-align="left" fo:margin-left="8.40pt" fo:text-indent="0.00pt"/>
    </style:style>
    <style:style style:name="P13" style:family="paragraph">
      <style:paragraph-properties fo:line-height="100.00%" fo:text-align="left" fo:margin-left="5.25pt" fo:text-indent="0.00pt"/>
    </style:style>
    <style:style style:name="P14" style:family="paragraph">
      <style:paragraph-properties fo:line-height="100.00%" fo:text-align="left" fo:margin-left="14.90pt" fo:text-indent="0.00pt">
        <style:tab-stops>
          <style:tab-stop style:position="203.10pt"/>
          <style:tab-stop style:position="52619.50pt" style:leader-style="dotted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top="0.50pt"/>
    </style:style>
    <style:style style:name="P17" style:family="paragraph">
      <style:paragraph-properties fo:line-height="100.00%" fo:text-align="left" fo:margin-left="5.00pt" fo:text-indent="0.00pt" fo:margin-top="4.50pt"/>
    </style:style>
    <style:style style:name="P18" style:family="paragraph">
      <style:paragraph-properties fo:line-height="100.00%" fo:text-align="left" fo:margin-top="0.30pt"/>
    </style:style>
    <text:list-style style:name="L19">
      <text:list-level-style-bullet text:level="1" text:bullet-char="•">
        <style:list-level-properties text:space-before="23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0.05pt" fo:text-indent="-0.05pt" fo:margin-top="0.05pt">
        <style:tab-stops>
          <style:tab-stop style:position="-0.05pt"/>
          <style:tab-stop style:position="0.00pt"/>
        </style:tab-stops>
      </style:paragraph-properties>
    </style:style>
    <style:style style:name="P20" style:family="paragraph">
      <style:paragraph-properties fo:line-height="100.00%" fo:text-align="left" fo:margin-left="0.05pt" fo:text-indent="-0.05pt">
        <style:tab-stops>
          <style:tab-stop style:position="-0.05pt"/>
          <style:tab-stop style:position="0.00pt"/>
        </style:tab-stops>
      </style:paragraph-properties>
    </style:style>
    <style:style style:name="P21" style:family="paragraph">
      <style:paragraph-properties fo:line-height="100.00%" fo:text-align="left" fo:margin-top="0.35pt"/>
    </style:style>
    <style:style style:name="P22" style:family="paragraph">
      <style:paragraph-properties fo:line-height="100.00%" fo:text-align="left" fo:margin-top="0.05pt"/>
    </style:style>
    <text:list-style style:name="L23">
      <text:list-level-style-bullet text:level="1" text:bullet-char="•">
        <style:list-level-properties text:space-before="23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0.05pt" fo:text-indent="-0.05pt">
        <style:tab-stops>
          <style:tab-stop style:position="-0.05pt"/>
          <style:tab-stop style:position="0.00pt"/>
        </style:tab-stops>
      </style:paragraph-properties>
    </style:style>
    <style:style style:name="P24" style:family="paragraph">
      <style:paragraph-properties fo:line-height="100.00%" fo:text-align="left" fo:margin-left="5.80pt" fo:text-indent="-6.05pt" fo:margin-top="0.25pt">
        <style:tab-stops>
          <style:tab-stop style:position="0.05pt"/>
          <style:tab-stop style:position="411.5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3.55pt" fo:text-indent="0.00pt"/>
    </style:style>
    <text:list-style style:name="L27">
      <text:list-level-style-bullet text:level="1" text:bullet-char="•">
        <style:list-level-properties text:space-before="1.45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left="-18.00pt" fo:text-indent="18.00pt" fo:margin-top="1.00pt">
        <style:tab-stops>
          <style:tab-stop style:position="28.35pt"/>
        </style:tab-stops>
      </style:paragraph-properties>
    </style:style>
    <style:style style:name="P28" style:family="paragraph">
      <style:paragraph-properties fo:line-height="100.00%" fo:text-align="left" fo:margin-left="21.60pt" fo:text-indent="-0.05pt" fo:margin-top="7.25pt">
        <style:tab-stops>
          <style:tab-stop style:position="-0.05pt"/>
          <style:tab-stop style:position="0.00pt"/>
        </style:tab-stops>
      </style:paragraph-properties>
    </style:style>
    <style:style style:name="P29" style:family="paragraph">
      <style:paragraph-properties fo:line-height="100.00%" fo:text-align="left" fo:margin-left="19.20pt" fo:text-indent="2.35pt" fo:margin-top="8.50pt">
        <style:tab-stops>
          <style:tab-stop style:position="0.00pt"/>
        </style:tab-stops>
      </style:paragraph-properties>
    </style:style>
    <style:style style:name="P30" style:family="paragraph">
      <style:paragraph-properties fo:line-height="100.00%" fo:text-align="left" fo:margin-left="27.35pt" fo:text-indent="-5.85pt" fo:margin-top="2.40pt">
        <style:tab-stops>
          <style:tab-stop style:position="0.05pt"/>
          <style:tab-stop style:position="411.30pt"/>
        </style:tab-stops>
      </style:paragraph-properties>
    </style:style>
    <style:style style:name="P31" style:family="paragraph">
      <style:paragraph-properties fo:line-height="100.00%" fo:text-align="left" fo:margin-top="0.50pt"/>
    </style:style>
    <text:list-style style:name="L32">
      <text:list-level-style-bullet text:level="1" text:bullet-char="•">
        <style:list-level-properties text:space-before="23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2.35pt" fo:text-indent="2.35pt" fo:margin-top="6.20pt">
        <style:tab-stops>
          <style:tab-stop style:position="0.00pt"/>
        </style:tab-stops>
      </style:paragraph-properties>
    </style:style>
    <style:style style:name="P33" style:family="paragraph">
      <style:paragraph-properties fo:line-height="100.00%" fo:text-align="left" fo:margin-left="5.80pt" fo:text-indent="-5.85pt" fo:margin-top="0.20pt">
        <style:tab-stops>
          <style:tab-stop style:position="0.05pt"/>
          <style:tab-stop style:position="411.30pt"/>
        </style:tab-stops>
      </style:paragraph-properties>
    </style:style>
    <style:style style:name="P34" style:family="paragraph">
      <style:paragraph-properties fo:line-height="100.00%" fo:text-align="left" fo:margin-top="0.50pt"/>
    </style:style>
    <text:list-style style:name="L35">
      <text:list-level-style-bullet text:level="1" text:bullet-char="•">
        <style:list-level-properties text:space-before="22.95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left" fo:margin-left="-0.40pt" fo:text-indent="0.40pt" fo:margin-top="6.20pt">
        <style:tab-stops>
          <style:tab-stop style:position="0.05pt"/>
        </style:tab-stops>
      </style:paragraph-properties>
    </style:style>
    <style:style style:name="P36" style:family="paragraph">
      <style:paragraph-properties fo:line-height="100.00%" fo:text-align="left" fo:margin-left="5.85pt" fo:text-indent="-5.85pt" fo:margin-top="0.25pt">
        <style:tab-stops>
          <style:tab-stop style:position="0.05pt"/>
          <style:tab-stop style:position="411.30pt"/>
        </style:tab-stops>
      </style:paragraph-properties>
    </style:style>
    <style:style style:name="P37" style:family="paragraph">
      <style:paragraph-properties fo:line-height="100.00%" fo:text-align="left" fo:margin-top="0.45pt"/>
    </style:style>
    <text:list-style style:name="L38">
      <text:list-level-style-bullet text:level="1" text:bullet-char="•">
        <style:list-level-properties text:space-before="22.95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left" fo:margin-left="-0.15pt" fo:text-indent="0.15pt" fo:margin-top="6.25pt">
        <style:tab-stops>
          <style:tab-stop style:position="0.05pt"/>
        </style:tab-stops>
      </style:paragraph-properties>
    </style:style>
    <style:style style:name="P39" style:family="paragraph">
      <style:paragraph-properties fo:line-height="100.00%" fo:text-align="left" fo:margin-left="5.85pt" fo:text-indent="-5.85pt" fo:margin-top="0.20pt">
        <style:tab-stops>
          <style:tab-stop style:position="0.05pt"/>
          <style:tab-stop style:position="411.30pt"/>
        </style:tab-stops>
      </style:paragraph-properties>
    </style:style>
    <style:style style:name="P40" style:family="paragraph">
      <style:paragraph-properties fo:line-height="100.00%" fo:text-align="left" fo:margin-top="0.45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top="0.20pt"/>
    </style:style>
    <text:list-style style:name="L43">
      <text:list-level-style-bullet text:level="1" text:bullet-char="•">
        <style:list-level-properties text:space-before="22.95pt" text:min-label-width="18.00pt"/>
        <style:text-properties fo:font-family="Symbol"/>
      </text:list-level-style-bullet>
    </text:list-style>
    <style:style style:name="P43" style:family="paragraph">
      <style:paragraph-properties fo:line-height="100.00%" fo:text-align="left" fo:margin-left="-0.65pt" fo:text-indent="0.65pt" fo:margin-top="5.05pt" fo:margin-bottom="0.20pt">
        <style:tab-stops>
          <style:tab-stop style:position="0.05pt"/>
        </style:tab-stops>
      </style:paragraph-properties>
    </style:style>
    <style:style style:name="P44" style:family="paragraph">
      <style:paragraph-properties fo:line-height="100.00%" fo:text-align="left" fo:margin-left="1.45pt" fo:text-indent="0.00pt" fo:margin-top="0.75pt"/>
    </style:style>
    <style:style style:name="P45" style:family="paragraph">
      <style:paragraph-properties fo:line-height="100.00%" fo:text-align="left" fo:margin-left="21.55pt" fo:text-indent="0.00pt"/>
    </style:style>
    <style:style style:name="P46" style:family="paragraph">
      <style:paragraph-properties fo:line-height="100.00%" fo:text-align="left"/>
    </style:style>
    <style:style style:name="TableColumn0100" style:family="table-column">
      <style:table-column-properties style:column-width="3.027778in"/>
    </style:style>
    <style:style style:name="TableColumn0101" style:family="table-column">
      <style:table-column-properties style:column-width="3.247917in"/>
    </style:style>
    <style:style style:name="Table01" style:family="table">
      <style:table-properties style:width="6.275694in" fo:margin-left="0.000000in" style:writing-mode="lr" table:align="left" style:may-break-between-rows="true"/>
    </style:style>
    <style:style style:name="TableRow0100" style:family="table-row">
      <style:table-row-properties style:min-row-height="0.362500in"/>
    </style:style>
    <style:style style:name="TableCell01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0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101" style:family="table-row">
      <style:table-row-properties style:min-row-height="0.362500in"/>
    </style:style>
    <style:style style:name="TableCell01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1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102" style:family="table-row">
      <style:table-row-properties style:min-row-height="0.362500in"/>
    </style:style>
    <style:style style:name="TableCell01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2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</office:automatic-styles>
  <office:body>
    <office:text>
      <text:p text:style-name="P1"><text:span text:style-name="T1">Upload</text:span><text:span text:style-name="T2"><text:s/></text:span><text:span text:style-name="T3">Image</text:span><text:span text:style-name="T4"><text:s/></text:span><text:span text:style-name="T5">to</text:span><text:span text:style-name="T6"><text:s/></text:span><text:span text:style-name="T7">the</text:span><text:span text:style-name="T8"><text:s/></text:span><text:span text:style-name="T9">container</text:span><text:span text:style-name="T10"><text:s/></text:span><text:span text:style-name="T11">Registry</text:span><text:span text:style-name="T12"/></text:p>
      <text:p text:style-name="P2"><text:span text:style-name="T13"/></text:p>
      <text:p text:style-name="P2"><text:span text:style-name="T13"/></text:p>
      <text:p text:style-name="P3"><text:span text:style-name="T14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6">Date</text:span><text:span text:style-name="T17"/></text:p>
          </table:table-cell>
          <table:table-cell table:style-name="TableCell010001">
            <text:p text:style-name="P6"><text:span text:style-name="T18">17</text:span><text:span text:style-name="T19"><text:s/></text:span><text:span text:style-name="T20">November</text:span><text:span text:style-name="T21"><text:s/></text:span><text:span text:style-name="T22">2022</text:span><text:span text:style-name="T23"/></text:p>
          </table:table-cell>
        </table:table-row>
        <table:table-row table:style-name="TableRow0101">
          <table:table-cell table:style-name="TableCell010100">
            <text:p text:style-name="P9"><text:span text:style-name="T24">Team</text:span><text:span text:style-name="T25"><text:s/></text:span><text:span text:style-name="T26">ID</text:span><text:span text:style-name="T27"/></text:p>
          </table:table-cell>
          <table:table-cell table:style-name="TableCell010101">
            <text:p text:style-name="P10"><text:span text:style-name="T28">PNT2022TMID10587</text:span><text:span text:style-name="T29"/></text:p>
          </table:table-cell>
        </table:table-row>
        <table:table-row table:style-name="TableRow0102">
          <table:table-cell table:style-name="TableCell010200">
            <text:p text:style-name="P12"><text:span text:style-name="T30">Project</text:span><text:span text:style-name="T31"><text:s/></text:span><text:span text:style-name="T32">Name</text:span><text:span text:style-name="T33"/></text:p>
          </table:table-cell>
          <table:table-cell table:style-name="TableCell010201">
            <text:p text:style-name="P13"><text:span text:style-name="T34">Skills/Job</text:span><text:span text:style-name="T35"><text:s/></text:span><text:span text:style-name="T36">Recommender</text:span><text:span text:style-name="T37"><text:s/></text:span><text:span text:style-name="T38">Application</text:span><text:span text:style-name="T39"/></text:p>
          </table:table-cell>
        </table:table-row>
      </table:table>
      <text:p text:style-name="P15"><text:span text:style-name="T40"/></text:p>
      <text:p text:style-name="P15"><text:span text:style-name="T40"/></text:p>
      <text:p text:style-name="P15"><text:span text:style-name="T40"/></text:p>
      <text:p text:style-name="P15"><text:span text:style-name="T40"/></text:p>
      <text:p text:style-name="P16"><text:span text:style-name="T41"/></text:p>
      <text:p text:style-name="P17"><text:span text:style-name="T42">Push</text:span><text:span text:style-name="T43"><text:s/></text:span><text:span text:style-name="T44">the</text:span><text:span text:style-name="T45"><text:s/></text:span><text:span text:style-name="T46">image</text:span><text:span text:style-name="T47"><text:s/></text:span><text:span text:style-name="T48">to</text:span><text:span text:style-name="T49"><text:s/></text:span><text:span text:style-name="T50">the</text:span><text:span text:style-name="T51"><text:s/></text:span><text:span text:style-name="T52">IBM</text:span><text:span text:style-name="T53"><text:s/></text:span><text:span text:style-name="T54">Cloud</text:span><text:span text:style-name="T55"><text:s/></text:span><text:span text:style-name="T56">Registry</text:span><text:span text:style-name="T57"/></text:p>
      <text:p text:style-name="P18"><text:span text:style-name="T58"/></text:p>
      <text:list text:style-name="L19">
        <text:list-item>
          <text:p text:style-name="P19"><text:span text:style-name="T59">From</text:span><text:span text:style-name="T60"><text:s/></text:span><text:span text:style-name="T61">your</text:span><text:span text:style-name="T62"><text:s/></text:span><text:span text:style-name="T63">account</text:span><text:span text:style-name="T64"><text:s/></text:span><text:span text:style-name="T65">dashboard,</text:span><text:span text:style-name="T66"><text:s/></text:span><text:span text:style-name="T67">go</text:span><text:span text:style-name="T68"><text:s/></text:span><text:span text:style-name="T69">to</text:span><text:span text:style-name="T70"><text:s/></text:span><text:span text:style-name="T71">IBM</text:span><text:span text:style-name="T72"><text:s/></text:span><text:span text:style-name="T73">Cloud</text:span><text:span text:style-name="T74"><text:s/></text:span><text:span text:style-name="T75">Kubernetes</text:span><text:span text:style-name="T76"><text:s/></text:span><text:span text:style-name="T77">Service</text:span><text:span text:style-name="T78">.</text:span></text:p>
        </text:list-item>
        <text:list-item>
          <text:p text:style-name="P20"><text:span text:style-name="T79">From</text:span><text:span text:style-name="T80"><text:s/></text:span><text:span text:style-name="T81">the</text:span><text:span text:style-name="T82"><text:s/></text:span><text:span text:style-name="T83">left</text:span><text:span text:style-name="T84"><text:s/></text:span><text:span text:style-name="T85">navigation</text:span><text:span text:style-name="T86"><text:s/></text:span><text:span text:style-name="T87">menu,</text:span><text:span text:style-name="T88"><text:s/></text:span><text:span text:style-name="T89">select</text:span><text:span text:style-name="T90"><text:s/></text:span><text:span text:style-name="T91">Private</text:span><text:span text:style-name="T92"><text:s/></text:span><text:span text:style-name="T93">Repositories</text:span><text:span text:style-name="T94">.</text:span><text:span text:style-name="T95"/></text:p>
        </text:list-item>
      </text:list>
      <text:p text:style-name="P21"><draw:frame text:anchor-type="as-char" svg:width="53.41mm" svg:height="120.40mm" style:rel-width="scale" style:rel-height="scale"><draw:object-ole xlink:href="OleObj1"/><draw:image xlink:href="ObjectReplacements/OleObj1"/></draw:frame><text:span text:style-name="T97"/></text:p>
      <text:p text:style-name="P22"><text:span text:style-name="T98"/></text:p>
      <text:list text:style-name="L23">
        <text:list-item>
          <text:p text:style-name="P23"><text:span text:style-name="T99">Install</text:span><text:span text:style-name="T100"><text:s/></text:span><text:span text:style-name="T101">the</text:span><text:span text:style-name="T102"><text:s/></text:span><text:span text:style-name="T103">Container</text:span><text:span text:style-name="T104"><text:s/></text:span><text:span text:style-name="T105">Registry</text:span><text:span text:style-name="T106"><text:s/></text:span><text:span text:style-name="T107">plug-in.</text:span><text:span text:style-name="T108"/></text:p>
        </text:list-item>
        <text:list-item>
          <text:p text:style-name="P24"><text:span text:style-name="T109">ibmcloud</text:span><text:span text:style-name="T110"><text:s/></text:span><text:span text:style-name="T111">plugin</text:span><text:span text:style-name="T112"><text:s/></text:span><text:span text:style-name="T113">install</text:span><text:span text:style-name="T114"><text:s/></text:span><text:span text:style-name="T115">container-registry</text:span><text:span text:style-name="T116"><text:s/></text:span><text:span text:style-name="T117">-r</text:span><text:span text:style-name="T118"><text:s/></text:span><text:span text:style-name="T119">"IBM</text:span><text:span text:style-name="T120"><text:s/></text:span><text:span text:style-name="T121">Cloud"<text:tab/></text:span><text:span text:style-name="T122"/></text:p>
        </text:list-item>
      </text:list>
      <text:p text:style-name="P25"><text:span text:style-name="T123"/></text:p>
      <text:p text:style-name="P26"><text:span text:style-name="T123"/></text:p>
      <text:list text:style-name="L27">
        <text:list-item>
          <text:p text:style-name="P27"><text:span text:style-name="T124">6.<text:tab/>ibmcloud</text:span><text:span text:style-name="T125"><text:s/></text:span><text:span text:style-name="T126">login</text:span><text:span text:style-name="T127"><text:s/></text:span><text:span text:style-name="T128">-a</text:span><text:span text:style-name="T129"><text:s/></text:span><text:span text:style-name="T130">&lt;cloud_foundary_end_point_for_the_region&gt;</text:span><text:span text:style-name="T131"/></text:p>
        </text:list-item>
        <text:list-item>
          <text:p text:style-name="P28"><text:span text:style-name="T132">Log</text:span><text:span text:style-name="T133"><text:s/></text:span><text:span text:style-name="T134">in</text:span><text:span text:style-name="T135"><text:s/></text:span><text:span text:style-name="T136">to</text:span><text:span text:style-name="T137"><text:s/></text:span><text:span text:style-name="T138">your</text:span><text:span text:style-name="T139"><text:s/></text:span><text:span text:style-name="T140">IBM</text:span><text:span text:style-name="T141"><text:s/></text:span><text:span text:style-name="T142">Cloud</text:span><text:span text:style-name="T143"><text:s/></text:span><text:span text:style-name="T144">account.</text:span></text:p>
        </text:list-item>
        <text:list-item>
          <text:p text:style-name="P29"><text:span text:style-name="T145">Name</text:span><text:span text:style-name="T146"><text:s/></text:span><text:span text:style-name="T147">and</text:span><text:span text:style-name="T148"><text:s/></text:span><text:span text:style-name="T149">create</text:span><text:span text:style-name="T150"><text:s/></text:span><text:span text:style-name="T151">your</text:span><text:span text:style-name="T152"><text:s/></text:span><text:span text:style-name="T153">namespace.</text:span><text:span text:style-name="T154"><text:s/></text:span><text:span text:style-name="T155">Use</text:span><text:span text:style-name="T156"><text:s/></text:span><text:span text:style-name="T157">this</text:span><text:span text:style-name="T158"><text:s/></text:span><text:span text:style-name="T159">namespace</text:span><text:span text:style-name="T160"><text:s/></text:span><text:span text:style-name="T161">for the</text:span><text:span text:style-name="T162"><text:s/></text:span><text:span text:style-name="T163">rest</text:span><text:span text:style-name="T164"><text:s/></text:span><text:span text:style-name="T165">of</text:span><text:span text:style-name="T166"><text:s/></text:span><text:span text:style-name="T167">the</text:span><text:span text:style-name="T168"><text:s/></text:span><text:span text:style-name="T169">Quick</text:span><text:span text:style-name="T170"><text:s/></text:span><text:span text:style-name="T171">Start.</text:span></text:p>
        </text:list-item>
        <text:list-item>
          <text:p text:style-name="P30"><text:span text:style-name="T172">ibmcloud</text:span><text:span text:style-name="T173"><text:s/></text:span><text:span text:style-name="T174">cr</text:span><text:span text:style-name="T175"><text:s/></text:span><text:span text:style-name="T176">namespace-add</text:span><text:span text:style-name="T177"><text:s/></text:span><text:span text:style-name="T178">&lt;namespace&gt;<text:tab/></text:span><text:span text:style-name="T179"/></text:p>
        </text:list-item>
      </text:list>
      <text:p text:style-name="P31"><text:span text:style-name="T180"/></text:p>
      <text:list text:style-name="L32">
        <text:list-item>
          <text:p text:style-name="P32"><text:span text:style-name="T181">Log</text:span><text:span text:style-name="T182"><text:s/></text:span><text:span text:style-name="T183">your</text:span><text:span text:style-name="T184"><text:s/></text:span><text:span text:style-name="T185">local</text:span><text:span text:style-name="T186"><text:s/></text:span><text:span text:style-name="T187">Docker</text:span><text:span text:style-name="T188"><text:s/></text:span><text:span text:style-name="T189">daemon</text:span><text:span text:style-name="T190"><text:s/></text:span><text:span text:style-name="T191">into</text:span><text:span text:style-name="T192"><text:s/></text:span><text:span text:style-name="T193">the</text:span><text:span text:style-name="T194"><text:s/></text:span><text:span text:style-name="T195">IBM</text:span><text:span text:style-name="T196"><text:s/></text:span><text:span text:style-name="T197">Cloud</text:span><text:span text:style-name="T198"><text:s/></text:span><text:span text:style-name="T199">Container</text:span><text:span text:style-name="T200"><text:s/></text:span><text:span text:style-name="T201">Registry.</text:span><text:span text:style-name="T202"/></text:p>
        </text:list-item>
        <text:list-item>
          <text:p text:style-name="P33"><text:span text:style-name="T203">ibmcloud</text:span><text:span text:style-name="T204"><text:s/></text:span><text:span text:style-name="T205">cr</text:span><text:span text:style-name="T206"><text:s/></text:span><text:span text:style-name="T207">login<text:tab/></text:span><text:span text:style-name="T208"/></text:p>
        </text:list-item>
      </text:list>
      <text:p text:style-name="P34"><text:span text:style-name="T209"/></text:p>
      <text:list text:style-name="L35">
        <text:list-item>
          <text:p text:style-name="P35"><text:span text:style-name="T210">Choose</text:span><text:span text:style-name="T211"><text:s/></text:span><text:span text:style-name="T212">a</text:span><text:span text:style-name="T213"><text:s/></text:span><text:span text:style-name="T214">repository</text:span><text:span text:style-name="T215"><text:s/></text:span><text:span text:style-name="T216">and</text:span><text:span text:style-name="T217"><text:s/></text:span><text:span text:style-name="T218">tag</text:span><text:span text:style-name="T219"><text:s/></text:span><text:span text:style-name="T220">by</text:span><text:span text:style-name="T221"><text:s/></text:span><text:span text:style-name="T222">which</text:span><text:span text:style-name="T223"><text:s/></text:span><text:span text:style-name="T224">you</text:span><text:span text:style-name="T225"><text:s/></text:span><text:span text:style-name="T226">can</text:span><text:span text:style-name="T227"><text:s/></text:span><text:span text:style-name="T228">identify</text:span><text:span text:style-name="T229"><text:s/></text:span><text:span text:style-name="T230">the</text:span><text:span text:style-name="T231"><text:s/></text:span><text:span text:style-name="T232">image.</text:span></text:p>
        </text:list-item>
        <text:list-item>
          <text:p text:style-name="P36"><text:span text:style-name="T233">docker</text:span><text:span text:style-name="T234"><text:s/></text:span><text:span text:style-name="T235">tag</text:span><text:span text:style-name="T236"><text:s/></text:span><text:span text:style-name="T237">&lt;image_name&gt;</text:span><text:span text:style-name="T238"><text:s/></text:span><text:span text:style-name="T239">&lt;region_url&gt;/&lt;namespace&gt;/&lt;image_name&gt;:&lt;tag&gt;<text:tab/></text:span><text:span text:style-name="T240"/></text:p>
        </text:list-item>
      </text:list>
      <text:p text:style-name="P37"><text:span text:style-name="T241"/></text:p>
      <text:list text:style-name="L38">
        <text:list-item>
          <text:p text:style-name="P38"><text:span text:style-name="T242">Push</text:span><text:span text:style-name="T243"><text:s/></text:span><text:span text:style-name="T244">the</text:span><text:span text:style-name="T245"><text:s/></text:span><text:span text:style-name="T246">image.</text:span></text:p>
        </text:list-item>
        <text:list-item>
          <text:p text:style-name="P39"><text:span text:style-name="T247">docker</text:span><text:span text:style-name="T248"><text:s/></text:span><text:span text:style-name="T249">push</text:span><text:span text:style-name="T250"><text:s/></text:span><text:span text:style-name="T251">&lt;region_url&gt;/&lt;namespace&gt;/&lt;image_name&gt;:&lt;tag&gt;<text:tab/></text:span><text:span text:style-name="T252"/></text:p>
        </text:list-item>
      </text:list>
      <text:p text:style-name="P40"><text:span text:style-name="T253"/></text:p>
      <text:p text:style-name="P41"><text:span text:style-name="T253"/></text:p>
      <text:p text:style-name="P41"><text:span text:style-name="T253"/></text:p>
      <text:p text:style-name="P41"><text:span text:style-name="T253"/></text:p>
      <text:p text:style-name="P41"><text:span text:style-name="T253"/></text:p>
      <text:p text:style-name="P41"><text:span text:style-name="T253"/></text:p>
      <text:p text:style-name="P41"><text:span text:style-name="T253"/></text:p>
      <text:p text:style-name="P41"><text:span text:style-name="T253"/></text:p>
      <text:p text:style-name="P41"><text:span text:style-name="T253"/></text:p>
      <text:p text:style-name="P41"><text:span text:style-name="T253"/></text:p>
      <text:p text:style-name="P42"><text:span text:style-name="T253"/></text:p>
      <text:list text:style-name="L43">
        <text:list-item>
          <text:p text:style-name="P43"><text:span text:style-name="T254">Verify</text:span><text:span text:style-name="T255"><text:s/></text:span><text:span text:style-name="T256">that</text:span><text:span text:style-name="T257"><text:s/></text:span><text:span text:style-name="T258">your</text:span><text:span text:style-name="T259"><text:s/></text:span><text:span text:style-name="T260">image</text:span><text:span text:style-name="T261"><text:s/></text:span><text:span text:style-name="T262">is</text:span><text:span text:style-name="T263"><text:s/></text:span><text:span text:style-name="T264">in your</text:span><text:span text:style-name="T265"><text:s/></text:span><text:span text:style-name="T266">private</text:span><text:span text:style-name="T267"><text:s/></text:span><text:span text:style-name="T268">registry.</text:span></text:p>
        </text:list-item>
      </text:list>
      <text:p text:style-name="P44"><text:span text:style-name="T269">16.</text:span><text:span text:style-name="T270"><text:s/></text:span><text:span text:style-name="T271">ibmcloud</text:span><text:span text:style-name="T272"><text:s/></text:span><text:span text:style-name="T273">cr</text:span><text:span text:style-name="T274"><text:s/></text:span><text:span text:style-name="T275">image-list</text:span><text:span text:style-name="T276"/></text:p>
      <text:p text:style-name="P45"><text:span text:style-name="T277"/></text:p>
      <text:p text:style-name="P46"><text:span text:style-name="T277"/></text:p>
      <text:p text:style-name="P46"><text:span text:style-name="T27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